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="Arrowheads_20_12" draw:marker-start-width="1.148cm" draw:marker-end="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objectwithoutfill">
      <style:graphic-properties svg:stroke-width="0.635cm" svg:stroke-color="#f7d1d5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0" style:family="graphic" style:parent-style-name="objectwithoutfill">
      <style:graphic-properties svg:stroke-width="0.635cm" svg:stroke-color="#b4c7dc" draw:marker-start="" draw:marker-start-width="1.148cm" draw:marker-end="Arrowheads_20_10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="" draw:marker-start-width="1.148cm" draw:marker-end="Arrowheads_20_13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7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7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7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objectwithoutfill">
      <style:graphic-properties svg:stroke-color="#000000" draw:marker-end="Arrowheads_20_14" draw:marker-end-width="0.3cm" draw:fill="gradient" draw:textarea-vertical-align="middle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122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123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objectwithoutfill">
      <style:graphic-properties svg:stroke-color="#000000" draw:marker-end="Arrowheads_20_17" draw:marker-end-width="0.3cm" draw:fill="gradient" draw:textarea-vertical-align="middle"/>
    </style:style>
    <style:style style:name="gr140" style:family="graphic" style:parent-style-name="objectwithoutfill">
      <style:graphic-properties svg:stroke-color="#000000" draw:marker-end="Arrowheads_20_18" draw:marker-end-width="0.3cm" draw:fill="gradient" draw:textarea-vertical-align="middle"/>
    </style:style>
    <style:style style:name="gr14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objectwithoutfill">
      <style:graphic-properties svg:stroke-color="#cccccc" draw:marker-end="Arrowheads_20_19" draw:marker-end-width="0.3cm" draw:fill="gradient" draw:textarea-vertical-align="middle"/>
    </style:style>
    <style:style style:name="gr143" style:family="graphic" style:parent-style-name="objectwithoutfill">
      <style:graphic-properties svg:stroke-color="#cccccc" draw:marker-end="Arrowheads_20_20" draw:marker-end-width="0.3cm" draw:fill="gradient" draw:textarea-vertical-align="middle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objectwithoutfill">
      <style:graphic-properties svg:stroke-color="#cccccc" draw:marker-end="Arrowheads_20_21" draw:marker-end-width="0.3cm" draw:fill="gradient" draw:textarea-vertical-align="middle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2" draw:opacity="24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64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objectwithoutfill">
      <style:graphic-properties svg:stroke-color="#cccccc" draw:marker-end="Arrowheads_20_17" draw:marker-end-width="0.3cm" draw:fill="gradient" draw:textarea-vertical-align="middle"/>
    </style:style>
    <style:style style:name="gr215" style:family="graphic" style:parent-style-name="objectwithoutfill">
      <style:graphic-properties svg:stroke-color="#cccccc" draw:marker-end="Arrowheads_20_18" draw:marker-end-width="0.3cm" draw:fill="gradient" draw:textarea-vertical-align="middle"/>
    </style:style>
    <style:style style:name="gr21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0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3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4" style:family="paragraph">
      <loext:graphic-properties draw:fill="gradient"/>
      <style:paragraph-properties fo:text-align="center"/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6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7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8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2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3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7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8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9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1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3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4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6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49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style:use-window-font-color="true" loext:opacity="0%"/>
    </style:style>
    <style:style style:name="P50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1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loext:graphic-properties draw:fill="gradient" draw:fill-color="#f7d1d5" draw:fill-gradient-name="Gradient_20_42" draw:opacity="24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3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9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3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4" style:family="text">
      <style:text-properties style:use-window-font-color="true" loext:opacity="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5" style:family="text">
      <style:text-properties style:use-window-font-color="true" loext:opacity="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6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7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5cm" svg:height="0.642cm" svg:x="14.908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1cm" svg:height="0.642cm" svg:x="14.96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Direction of Trust</text:span></text:p>
        </draw:line>
        <draw:line draw:style-name="gr39" draw:text-style-name="P16" draw:layer="layout" svg:x1="12.109cm" svg:y1="11.524cm" svg:x2="17.453cm" svg:y2="11.524cm">
          <text:p text:style-name="P17"><text:span text:style-name="T4">Direction of Trust</text:span></text:p>
        </draw:line>
        <draw:line draw:style-name="gr40" draw:text-style-name="P16" draw:layer="layout" svg:x1="12.05cm" svg:y1="5.424cm" svg:x2="17.394cm" svg:y2="5.424cm">
          <text:p text:style-name="P17"><text:span text:style-name="T4">Data Flow</text:span></text:p>
        </draw:line>
        <draw:line draw:style-name="gr41" draw:text-style-name="P16" draw:layer="layout" svg:x1="12.05cm" svg:y1="9.624cm" svg:x2="17.394cm" svg:y2="9.624cm">
          <text:p text:style-name="P17"><text:span text:style-name="T4">Data Flow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19" draw:layer="layout" svg:width="5.612cm" svg:height="0.642cm" svg:x="14.75cm" svg:y="10.677cm">
          <text:list text:style-name="L1">
            <text:list-header>
              <text:p text:style-name="P18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0" xml:id="id19" draw:id="id19" draw:layer="layout" svg:width="3.251cm" svg:height="1.473cm" svg:x="2.8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0" xml:id="id21" draw:id="id21" draw:layer="layout" svg:width="3.251cm" svg:height="1.473cm" svg:x="7.777cm" svg:y="3.8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1.937cm" svg:height="0.642cm" svg:x="5.9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1" xml:id="id23" draw:id="id23" draw:layer="layout" svg:width="3.251cm" svg:height="1.473cm" svg:x="18.78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66" draw:text-style-name="P7" draw:layer="layout" svg:width="1.912cm" svg:height="0.642cm" svg:x="21.9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23" xml:id="id25" draw:id="id2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2"><text:span text:style-name="T5">Mail System</text:span></text:p>
            </text:list-header>
            <text:list-item>
              <text:p text:style-name="P22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0" xml:id="id20" draw:id="id20" draw:layer="layout" svg:width="3.251cm" svg:height="1.473cm" svg:x="2.8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0" xml:id="id22" draw:id="id22" draw:layer="layout" svg:width="3.251cm" svg:height="1.473cm" svg:x="7.777cm" svg:y="15.372cm"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UMA Mailbox</text:span></text:p>
            </text:list-item>
            <text:list-item>
              <text:p text:style-name="P3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1" xml:id="id24" draw:id="id24" draw:layer="layout" svg:width="3.251cm" svg:height="1.473cm" svg:x="18.78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</text:span></text:p>
            </text:list-header>
            <text:list-item>
              <text:p text:style-name="P3"><text:span text:style-name="T6">Mail Retrieval Agent</text:span></text:p>
            </text:list-item>
            <text:list-item>
              <text:p text:style-name="P3"><text:span text:style-name="T6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xml:id="id26" draw:id="id2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5">Mail System</text:span></text:p>
            </text:list-header>
            <text:list-item>
              <text:p text:style-name="P3"><text:span text:style-name="T6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4" xml:id="id28" draw:id="id28" draw:layer="layout" draw:type="line" svg:x1="4.502cm" svg:y1="5.345cm" svg:x2="4.502cm" svg:y2="15.372cm" draw:start-shape="id19" draw:start-glue-point="2" draw:end-shape="id20" draw:end-glue-point="0" svg:d="M4502 5345v10027" svg:viewBox="0 0 1 10028">
          <text:p/>
        </draw:connector>
        <draw:connector draw:style-name="gr72" draw:text-style-name="P24" draw:layer="layout" draw:type="line" svg:x1="9.402cm" svg:y1="5.345cm" svg:x2="9.402cm" svg:y2="15.372cm" draw:start-shape="id21" draw:start-glue-point="2" draw:end-shape="id22" draw:end-glue-point="0" svg:d="M9402 5345v10027" svg:viewBox="0 0 1 10028">
          <text:p/>
        </draw:connector>
        <draw:connector draw:style-name="gr72" draw:text-style-name="P24" xml:id="id27" draw:id="id27" draw:layer="layout" draw:type="line" svg:x1="20.405cm" svg:y1="5.343cm" svg:x2="20.405cm" svg:y2="15.37cm" draw:start-shape="id23" draw:start-glue-point="2" draw:end-shape="id24" draw:end-glue-point="0" svg:d="M20405 5343v10027" svg:viewBox="0 0 1 10028">
          <text:p/>
        </draw:connector>
        <draw:connector draw:style-name="gr72" draw:text-style-name="P24" draw:layer="layout" draw:type="line" svg:x1="25.206cm" svg:y1="5.347cm" svg:x2="25.206cm" svg:y2="15.374cm" draw:start-shape="id25" draw:start-glue-point="2" draw:end-shape="id26" draw:end-glue-point="0" svg:d="M25206 5347v10027" svg:viewBox="0 0 1 10028">
          <text:p/>
        </draw:connector>
        <draw:connector draw:style-name="gr73" draw:text-style-name="P24" draw:layer="layout" draw:type="line" svg:x1="25.232cm" svg:y1="6.35cm" svg:x2="20.406cm" svg:y2="6.35cm" svg:d="M25232 6350h-4826" svg:viewBox="0 0 4827 1">
          <text:p/>
        </draw:connector>
        <draw:connector draw:style-name="gr73" draw:text-style-name="P24" draw:layer="layout" draw:type="line" svg:x1="20.38cm" svg:y1="7.594cm" svg:x2="9.382cm" svg:y2="7.594cm" svg:d="M20380 7594h-10998" svg:viewBox="0 0 10999 1">
          <text:p/>
        </draw:connector>
        <draw:connector draw:style-name="gr74" draw:text-style-name="P24" draw:layer="layout" draw:type="line" svg:x1="9.382cm" svg:y1="8.97cm" svg:x2="20.431cm" svg:y2="8.97cm" svg:d="M9382 8970h11049" svg:viewBox="0 0 11050 1">
          <text:p/>
        </draw:connector>
        <draw:connector draw:style-name="gr73" draw:text-style-name="P24" draw:layer="layout" draw:type="line" svg:x1="20.405cm" svg:y1="10.356cm" svg:x2="4.502cm" svg:y2="10.358cm" draw:start-shape="id27" draw:start-glue-point="0" draw:end-shape="id28" draw:end-glue-point="0" svg:d="M20405 10356l-15903 2" svg:viewBox="0 0 15904 3">
          <text:p/>
        </draw:connector>
        <draw:connector draw:style-name="gr75" draw:text-style-name="P24" draw:layer="layout" draw:type="line" svg:x1="4.505cm" svg:y1="11.701cm" svg:x2="20.431cm" svg:y2="11.701cm" svg:d="M4505 11701h15926" svg:viewBox="0 0 15927 1">
          <text:p/>
        </draw:connector>
        <draw:custom-shape draw:style-name="gr76" draw:text-style-name="P7" draw:layer="layout" svg:width="4.1cm" svg:height="0.642cm" svg:x="14.825cm" svg:y="6.928cm">
          <text:list text:style-name="L1">
            <text:list-header>
              <text:p text:style-name="P6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7" draw:layer="layout" svg:width="4.062cm" svg:height="0.642cm" svg:x="9.336cm" svg:y="8.272cm">
          <text:list text:style-name="L1">
            <text:list-header>
              <text:p text:style-name="P6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7" draw:layer="layout" svg:width="5.4cm" svg:height="0.642cm" svg:x="14.863cm" svg:y="9.672cm">
          <text:list text:style-name="L1">
            <text:list-header>
              <text:p text:style-name="P6"><text:span text:style-name="T2">3. Permission ticket + cod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4" draw:layer="layout" draw:type="line" svg:x1="20.38cm" svg:y1="13.094cm" svg:x2="9.433cm" svg:y2="13.094cm" svg:d="M20380 13094h-10947" svg:viewBox="0 0 10948 1">
          <text:p/>
        </draw:connector>
        <draw:connector draw:style-name="gr74" draw:text-style-name="P24" draw:layer="layout" draw:type="line" svg:x1="9.382cm" svg:y1="14.47cm" svg:x2="20.431cm" svg:y2="14.47cm" svg:d="M9382 14470h11049" svg:viewBox="0 0 11050 1">
          <text:p/>
        </draw:connector>
        <draw:custom-shape draw:style-name="gr79" draw:text-style-name="P7" draw:layer="layout" svg:width="1.645cm" svg:height="0.642cm" svg:x="9.327cm" svg:y="11.011cm">
          <text:list text:style-name="L1">
            <text:list-header>
              <text:p text:style-name="P6"><text:span text:style-name="T2">4.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7" draw:layer="layout" svg:width="5.794cm" svg:height="0.642cm" svg:x="14.819cm" svg:y="12.511cm">
          <text:list text:style-name="L1">
            <text:list-header>
              <text:p text:style-name="P6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7" draw:layer="layout" svg:width="5.713cm" svg:height="0.642cm" svg:x="9.307cm" svg:y="13.82cm">
          <text:list text:style-name="L1">
            <text:list-header>
              <text:p text:style-name="P6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82" draw:text-style-name="P26" xml:id="id40" draw:id="id40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7" xml:id="id29" draw:id="id29" draw:layer="layout" svg:width="4.758cm" svg:height="1.535cm" svg:x="13.548cm" svg:y="4.704cm">
          <text:list text:style-name="L1">
            <text:list-header>
              <text:p text:style-name="P25"><text:span text:style-name="T2">Email Application</text:span></text:p>
            </text:list-header>
            <text:list-item>
              <text:p text:style-name="P25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6.239cm" svg:x2="15.931cm" svg:y2="7.785cm" draw:start-shape="id29" draw:start-glue-point="2" draw:end-shape="id30" draw:end-glue-point="0" svg:d="M15927 6239l4 1546" svg:viewBox="0 0 5 1547">
          <text:p/>
        </draw:connector>
        <draw:custom-shape draw:style-name="gr84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26" xml:id="id37" draw:id="id37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UMA Authorization Code</text:span></text:p>
            </text:list-header>
            <text:list-item>
              <text:p text:style-name="P25"><text:span text:style-name="T2">Grant</text:span></text:p>
            </text:list-item>
            <text:list-item>
              <text:p text:style-name="P25"><text:span text:style-name="T2">(needs ticket + code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6" xml:id="id30" draw:id="id30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olicy API</text:span></text:p>
            </text:list-header>
            <text:list-item>
              <text:p text:style-name="P25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6" xml:id="id33" draw:id="id33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rotection API</text:span></text:p>
            </text:list-header>
            <text:list-item>
              <text:p text:style-name="P25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7" xml:id="id31" draw:id="id31" draw:layer="layout" svg:width="4.758cm" svg:height="1.535cm" svg:x="13.548cm" svg:y="1.704cm">
          <text:list text:style-name="L1">
            <text:list-header>
              <text:p text:style-name="P25"><text:span text:style-name="T2">Sender</text:span></text:p>
            </text:list-header>
            <text:list-item>
              <text:p text:style-name="P25"><text:span text:style-name="T7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3.239cm" svg:x2="15.927cm" svg:y2="4.704cm" draw:start-shape="id31" draw:start-glue-point="2" draw:end-shape="id29" draw:end-glue-point="0" svg:d="M15927 3239v1465" svg:viewBox="0 0 1 1466">
          <text:p/>
        </draw:connector>
        <draw:custom-shape draw:style-name="gr89" draw:text-style-name="P7" draw:layer="layout" svg:width="2.085cm" svg:height="0.642cm" svg:x="16.002cm" svg:y="3.54cm">
          <text:list text:style-name="L1">
            <text:list-header>
              <text:p text:style-name="P6"><text:span text:style-name="T2">delegat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6" xml:id="id34" draw:id="id34" draw:layer="layout" svg:width="5.588cm" svg:height="2.054cm" svg:x="1.9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UMA Mailbox</text:span></text:p>
            </text:list-header>
            <text:list-item>
              <text:p text:style-name="P25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6" xml:id="id36" draw:id="id36" draw:layer="layout" svg:width="5.588cm" svg:height="1.364cm" svg:x="1.9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Protected Resource</text:span></text:p>
            </text:list-header>
            <text:list-item>
              <text:p text:style-name="P25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6" xml:id="id32" draw:id="id32" draw:layer="layout" svg:width="5.588cm" svg:height="1.321cm" svg:x="1.9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Manage API</text:span></text:p>
            </text:list-header>
            <text:list-item>
              <text:p text:style-name="P25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4" draw:layer="layout" svg:x1="13.548cm" svg:y1="5.471cm" svg:x2="4.731cm" svg:y2="7.785cm" draw:start-shape="id29" draw:start-glue-point="3" draw:end-shape="id32" draw:end-glue-point="0" svg:d="M13548 5471h-8817v2314" svg:viewBox="0 0 8818 2315">
          <text:p/>
        </draw:connector>
        <draw:custom-shape draw:style-name="gr94" draw:text-style-name="P7" draw:layer="layout" svg:width="1.933cm" svg:height="0.642cm" svg:x="8.1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svg:x1="10.667cm" svg:y1="10.133cm" svg:x2="7.525cm" svg:y2="10.133cm" draw:start-shape="id33" draw:start-glue-point="3" draw:end-shape="id34" draw:end-glue-point="1" svg:d="M10667 10133h-3142" svg:viewBox="0 0 3143 1">
          <text:p/>
        </draw:connector>
        <draw:custom-shape draw:style-name="gr95" draw:text-style-name="P7" draw:layer="layout" svg:width="1.814cm" svg:height="0.642cm" svg:x="8.2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7" xml:id="id35" draw:id="id35" draw:layer="layout" svg:width="4.758cm" svg:height="1.535cm" svg:x="13.548cm" svg:y="14.004cm">
          <text:list text:style-name="L1">
            <text:list-header>
              <text:p text:style-name="P25"><text:span text:style-name="T2">Mail Retrieval Agent</text:span></text:p>
            </text:list-header>
            <text:list-item>
              <text:p text:style-name="P25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7" xml:id="id38" draw:id="id38" draw:layer="layout" svg:width="4.758cm" svg:height="1.535cm" svg:x="13.548cm" svg:y="17.004cm">
          <text:list text:style-name="L1">
            <text:list-header>
              <text:p text:style-name="P25"><text:span text:style-name="T2">Recipient</text:span></text:p>
            </text:list-header>
            <text:list-item>
              <text:p text:style-name="P25"><text:span text:style-name="T7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4" draw:layer="layout" svg:x1="13.548cm" svg:y1="14.771cm" svg:x2="4.731cm" svg:y2="12.513cm" draw:start-shape="id35" draw:start-glue-point="3" draw:end-shape="id36" draw:end-glue-point="2" svg:d="M13548 14771h-8817v-2258" svg:viewBox="0 0 8818 2259">
          <text:p/>
        </draw:connector>
        <draw:custom-shape draw:style-name="gr98" draw:text-style-name="P7" draw:layer="layout" svg:width="1.687cm" svg:height="0.642cm" svg:x="8.3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draw:type="line" svg:x1="15.927cm" svg:y1="14.004cm" svg:x2="15.931cm" svg:y2="12.481cm" draw:start-shape="id35" draw:start-glue-point="0" draw:end-shape="id37" draw:end-glue-point="2" svg:d="M15927 14004l4-1523" svg:viewBox="0 0 5 1524">
          <text:p/>
        </draw:connector>
        <draw:custom-shape draw:style-name="gr99" draw:text-style-name="P7" draw:layer="layout" svg:width="2.623cm" svg:height="0.642cm" svg:x="15.928cm" svg:y="12.931cm">
          <text:list text:style-name="L1">
            <text:list-header>
              <text:p text:style-name="P6"><text:span text:style-name="T2">push claim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4" draw:layer="layout" draw:type="line" svg:x1="15.927cm" svg:y1="17.004cm" svg:x2="15.927cm" svg:y2="15.539cm" draw:start-shape="id38" draw:start-glue-point="0" draw:end-shape="id35" draw:end-glue-point="2" svg:d="M15927 17004v-1465" svg:viewBox="0 0 1 1466">
          <text:p/>
        </draw:connector>
        <draw:custom-shape draw:style-name="gr100" draw:text-style-name="P7" draw:layer="layout" svg:width="1.133cm" svg:height="0.642cm" svg:x="15.971cm" svg:y="15.981cm">
          <text:list text:style-name="L1">
            <text:list-header>
              <text:p text:style-name="P6"><text:span text:style-name="T2">u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7" xml:id="id39" draw:id="id39" draw:layer="layout" svg:width="5.588cm" svg:height="2.054cm" svg:x="22.3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2">Email Service</text:span></text:p>
            </text:list-header>
            <text:list-item>
              <text:p text:style-name="P25"><text:span text:style-name="T2">(SMTP, POP3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24" draw:layer="layout" svg:x1="25.15cm" svg:y1="11.16cm" svg:x2="18.306cm" svg:y2="14.771cm" draw:start-shape="id39" draw:start-glue-point="2" draw:end-shape="id35" draw:end-glue-point="1" svg:d="M25150 11160v3611h-6844" svg:viewBox="0 0 6845 3612">
          <text:p/>
        </draw:connector>
        <draw:custom-shape draw:style-name="gr103" draw:text-style-name="P7" draw:layer="layout" svg:width="4.02cm" svg:height="1.785cm" svg:x="18.366cm" svg:y="8.278cm">
          <text:list text:style-name="L1">
            <text:list-header>
              <text:p text:style-name="P6"><text:span text:style-name="T2">send</text:span></text:p>
              <text:p text:style-name="P6"><text:span text:style-name="T2">authorization email</text:span></text:p>
            </text:list-header>
            <text:list-item>
              <text:p text:style-name="P6"><text:span text:style-name="T2">(resource id +</text:span></text:p>
            </text:list-item>
            <text:list-item>
              <text:p text:style-name="P6"><text:span text:style-name="T2">authorization code)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4" draw:text-style-name="P7" draw:layer="layout" svg:width="5.548cm" svg:height="0.642cm" svg:x="18.391cm" svg:y="14.056cm">
          <text:list text:style-name="L1">
            <text:list-header>
              <text:p text:style-name="P6"><text:span text:style-name="T2">retrieve authorization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05" draw:text-style-name="P24" draw:layer="layout" draw:type="line" svg:x1="18.306cm" svg:y1="10.133cm" svg:x2="22.356cm" svg:y2="10.133cm" draw:start-shape="id40" draw:start-glue-point="1" draw:end-shape="id39" draw:end-glue-point="3" svg:d="M18306 10133h4050" svg:viewBox="0 0 4051 1">
          <text:p/>
        </draw:connector>
      </draw:page>
      <draw:page draw:name="page6" draw:style-name="dp1" draw:master-page-name="Default">
        <draw:custom-shape draw:style-name="gr106" draw:text-style-name="P30" xml:id="id48" draw:id="id48" draw:layer="layout" svg:width="3.251cm" svg:height="1.473cm" svg:x="9.577cm" svg:y="5.9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3" xml:id="id49" draw:id="id4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4" xml:id="id50" draw:id="id50" draw:layer="layout" svg:width="3.251cm" svg:height="1.473cm" svg:x="16.964cm" svg:y="5.969cm">
          <text:list text:style-name="L1">
            <text:list-header>
              <text:p text:style-name="P29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9" draw:text-style-name="P36" draw:layer="layout" svg:width="4.007cm" svg:height="1.023cm" svg:x="14.917cm" svg:y="4.154cm">
          <text:list text:style-name="L1">
            <text:list-header>
              <text:p text:style-name="P35"><text:span text:style-name="T2">SMTP push</text:span></text:p>
            </text:list-header>
            <text:list-item>
              <text:p text:style-name="P35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34" xml:id="id41" draw:id="id41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5">Email/MBX</text:span></text:p>
            </text:list-header>
            <text:list-item>
              <text:p text:style-name="P29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7" xml:id="id52" draw:id="id52" draw:layer="layout" svg:width="3.251cm" svg:height="1.473cm" svg:x="4.877cm" svg:y="5.972cm">
          <text:list text:style-name="L1">
            <text:list-header>
              <text:p text:style-name="P29"><text:span text:style-name="T5">UMA/AS</text:span></text:p>
            </text:list-header>
            <text:list-item>
              <text:p text:style-name="P29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8" xml:id="id54" draw:id="id54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9" xml:id="id46" draw:id="id46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0" xml:id="id45" draw:id="id45" draw:layer="layout" svg:width="3.251cm" svg:height="1.535cm" svg:x="4.877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0" xml:id="id51" draw:id="id5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41" draw:start-glue-point="2" draw:end-shape="id42" draw:end-glue-point="0" svg:d="M18602 10047v1157" svg:viewBox="0 0 1 1158">
          <text:p/>
        </draw:connector>
        <draw:custom-shape draw:style-name="gr117" draw:text-style-name="P39" xml:id="id44" draw:id="id44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1" xml:id="id42" draw:id="id42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9"><text:span text:style-name="T5">UMA/MRA</text:span></text:p>
            </text:list-header>
            <text:list-item>
              <text:p text:style-name="P29"><text:span text:style-name="T6">Mail Retrieval Agent</text:span></text:p>
            </text:list-item>
            <text:list-item>
              <text:p text:style-name="P29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0" xml:id="id47" draw:id="id47" draw:layer="layout" svg:width="3.251cm" svg:height="1.535cm" svg:x="21.676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xml:id="id43" draw:id="id43" draw:layer="layout" svg:width="1.932cm" svg:height="1.889cm" svg:x="25.775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43" draw:start-glue-point="8" draw:end-shape="id44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45" draw:start-glue-point="0" draw:end-shape="id46" draw:end-glue-point="2" svg:d="M6502 15004v-2265" svg:viewBox="0 0 1 2266">
          <text:p/>
        </draw:connector>
        <draw:connector draw:style-name="gr121" draw:text-style-name="P9" draw:layer="layout" draw:type="line" svg:x1="23.301cm" svg:y1="15.004cm" svg:x2="23.301cm" svg:y2="12.739cm" draw:start-shape="id47" draw:start-glue-point="0" draw:end-shape="id44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48" draw:start-glue-point="2" draw:end-shape="id49" draw:end-glue-point="0" svg:d="M11202 7442v1128" svg:viewBox="0 0 1 1129">
          <text:p/>
        </draw:connector>
        <draw:connector draw:style-name="gr116" draw:text-style-name="P9" draw:layer="layout" svg:x1="18.59cm" svg:y1="7.442cm" svg:x2="18.602cm" svg:y2="8.574cm" draw:start-shape="id50" draw:start-glue-point="2" draw:end-shape="id41" draw:end-glue-point="0" svg:d="M18590 7442v565h12v567" svg:viewBox="0 0 13 1133">
          <text:p/>
        </draw:connector>
        <draw:connector draw:style-name="gr49" draw:text-style-name="P9" draw:layer="layout" draw:line-skew="-0.264cm" svg:x1="11.202cm" svg:y1="5.969cm" svg:x2="18.59cm" svg:y2="5.969cm" draw:start-shape="id48" draw:start-glue-point="0" draw:end-shape="id50" draw:end-glue-point="0" svg:d="M11202 5969v-778h7388v778" svg:viewBox="0 0 7389 779">
          <text:p/>
        </draw:connector>
        <draw:connector draw:style-name="gr122" draw:text-style-name="P10" draw:layer="layout" svg:x1="11.202cm" svg:y1="10.043cm" svg:x2="11.202cm" svg:y2="11.204cm" draw:start-shape="id49" draw:start-glue-point="2" draw:end-shape="id51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51" draw:start-glue-point="3" draw:end-shape="id46" draw:end-glue-point="1" svg:d="M9577 11971h-1449" svg:viewBox="0 0 1450 1">
          <text:p/>
        </draw:connector>
        <draw:connector draw:style-name="gr116" draw:text-style-name="P9" draw:layer="layout" draw:type="line" svg:x1="20.228cm" svg:y1="11.971cm" svg:x2="21.676cm" svg:y2="11.971cm" draw:start-shape="id42" draw:start-glue-point="1" draw:end-shape="id44" draw:end-glue-point="3" svg:d="M20228 11971h1448" svg:viewBox="0 0 1449 1">
          <text:p/>
        </draw:connector>
        <draw:custom-shape draw:style-name="gr124" draw:text-style-name="P44" draw:layer="layout" svg:width="3.351cm" svg:height="1.023cm" svg:x="14.93cm" svg:y="12.378cm">
          <text:list text:style-name="L1">
            <text:list-header>
              <text:p text:style-name="P43"><text:span text:style-name="T2">REST pull</text:span></text:p>
            </text:list-header>
            <text:list-item>
              <text:p text:style-name="P43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5" draw:text-style-name="P36" draw:layer="layout" svg:width="1.497cm" svg:height="0.642cm" svg:x="8.099cm" svg:y="6.087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6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6" draw:layer="layout" svg:width="2.487cm" svg:height="0.642cm" svg:x="18.594cm" svg:y="10.208cm">
          <text:list text:style-name="L1">
            <text:list-header>
              <text:p text:style-name="P35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36" draw:layer="layout" svg:width="1.408cm" svg:height="0.642cm" svg:x="20.179cm" svg:y="11.3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6" draw:layer="layout" svg:width="1.497cm" svg:height="0.642cm" svg:x="18.633cm" svg:y="7.65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36" draw:layer="layout" svg:width="1.408cm" svg:height="0.642cm" svg:x="6.479cm" svg:y="13.6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36" draw:layer="layout" svg:width="1.408cm" svg:height="0.642cm" svg:x="23.293cm" svg:y="13.614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6" draw:layer="layout" svg:width="3.093cm" svg:height="0.642cm" svg:x="4.932cm" svg:y="16.935cm">
          <text:list text:style-name="L1">
            <text:list-header>
              <text:p text:style-name="P35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6" draw:layer="layout" svg:width="2.907cm" svg:height="0.642cm" svg:x="21.928cm" svg:y="16.944cm">
          <text:list text:style-name="L1">
            <text:list-header>
              <text:p text:style-name="P35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9" draw:layer="layout" draw:line-skew="0.195cm" svg:x1="7.318cm" svg:y1="12.733cm" svg:x2="18.602cm" svg:y2="12.739cm" draw:start-shape="id46" draw:start-glue-point="5" draw:end-shape="id42" draw:end-glue-point="2" svg:d="M7318 12733v713h11284v-707" svg:viewBox="0 0 11285 714">
          <text:p/>
        </draw:connector>
        <draw:custom-shape draw:style-name="gr138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9" draw:text-style-name="P24" draw:layer="layout" svg:x1="6.502cm" svg:y1="11.204cm" svg:x2="6.502cm" svg:y2="7.445cm" draw:start-shape="id46" draw:start-glue-point="0" draw:end-shape="id52" draw:end-glue-point="2" svg:d="M6502 11204v-3759" svg:viewBox="0 0 1 3760">
          <text:p/>
        </draw:connector>
        <draw:connector draw:style-name="gr140" draw:text-style-name="P24" draw:layer="layout" svg:x1="8.128cm" svg:y1="6.708cm" svg:x2="9.577cm" svg:y2="6.705cm" draw:start-shape="id52" draw:start-glue-point="1" draw:end-shape="id48" draw:end-glue-point="3" svg:d="M8128 6708h724v-3h725" svg:viewBox="0 0 1450 4">
          <text:p/>
        </draw:connector>
        <draw:custom-shape draw:style-name="gr141" draw:text-style-name="P42" xml:id="id53" draw:id="id53" draw:layer="layout" svg:width="1.923cm" svg:height="1.872cm" svg:x="2.104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53" draw:start-glue-point="8" svg:d="M4027 11966l844 5" svg:viewBox="0 0 845 6">
          <text:p/>
        </draw:connector>
        <draw:connector draw:style-name="gr142" draw:text-style-name="P24" draw:layer="layout" svg:x1="21.676cm" svg:y1="6.708cm" svg:x2="20.216cm" svg:y2="6.705cm" draw:start-shape="id54" draw:start-glue-point="3" draw:end-shape="id50" draw:end-glue-point="1" svg:d="M21676 6708h-730v-3h-730" svg:viewBox="0 0 1461 4">
          <text:p/>
        </draw:connector>
        <draw:connector draw:style-name="gr143" draw:text-style-name="P24" draw:layer="layout" svg:x1="23.301cm" svg:y1="11.204cm" svg:x2="23.301cm" svg:y2="7.445cm" draw:start-shape="id44" draw:start-glue-point="0" draw:end-shape="id54" draw:end-glue-point="2" svg:d="M23301 11204v-3759" svg:viewBox="0 0 1 3760">
          <text:p/>
        </draw:connector>
        <draw:custom-shape draw:style-name="gr144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44" draw:start-glue-point="5" draw:end-shape="id51" draw:end-glue-point="2" svg:d="M22512 12739v1850h-11310v-1850" svg:viewBox="0 0 11311 1851">
          <text:p/>
        </draw:connector>
        <draw:custom-shape draw:style-name="gr146" draw:text-style-name="P47" draw:layer="layout" svg:width="3.351cm" svg:height="1.023cm" svg:x="14.945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7" draw:text-style-name="P36" draw:layer="layout" svg:width="1.408cm" svg:height="0.642cm" svg:x="6.475cm" svg:y="8.974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8" draw:text-style-name="P36" draw:layer="layout" svg:width="1.408cm" svg:height="0.642cm" svg:x="23.289cm" svg:y="8.96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7" draw:style-name="dp1" draw:master-page-name="Default">
        <draw:custom-shape draw:style-name="gr149" draw:text-style-name="P30" xml:id="id62" draw:id="id62" draw:layer="layout" svg:width="3.251cm" svg:height="1.473cm" svg:x="9.577cm" svg:y="5.969cm">
          <text:list text:style-name="L1">
            <text:list-header>
              <text:p text:style-name="P28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33" xml:id="id63" draw:id="id6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49" xml:id="id64" draw:id="id64" draw:layer="layout" svg:width="3.251cm" svg:height="1.473cm" svg:x="16.964cm" svg:y="5.969cm">
          <text:list text:style-name="L1">
            <text:list-header>
              <text:p text:style-name="P48"><text:span text:style-name="T14">MTA</text:span></text:p>
            </text:list-header>
            <text:list-item>
              <text:p text:style-name="P48"><text:span text:style-name="T15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52" draw:text-style-name="P36" draw:layer="layout" svg:width="4.007cm" svg:height="1.023cm" svg:x="14.917cm" svg:y="4.154cm">
          <text:list text:style-name="L1">
            <text:list-header>
              <text:p text:style-name="P35"><text:span text:style-name="T2">SMTP push</text:span></text:p>
            </text:list-header>
            <text:list-item>
              <text:p text:style-name="P35"><text:span text:style-name="T2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3" draw:text-style-name="P50" xml:id="id55" draw:id="id55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2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37" xml:id="id66" draw:id="id66" draw:layer="layout" svg:width="3.251cm" svg:height="1.473cm" svg:x="4.877cm" svg:y="5.972cm">
          <text:list text:style-name="L1">
            <text:list-header>
              <text:p text:style-name="P29"><text:span text:style-name="T5">UMA/AS</text:span></text:p>
            </text:list-header>
            <text:list-item>
              <text:p text:style-name="P29"><text:span text:style-name="T6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38" xml:id="id68" draw:id="id68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9" xml:id="id60" draw:id="id60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30" xml:id="id59" draw:id="id59" draw:layer="layout" svg:width="3.251cm" svg:height="1.535cm" svg:x="4.877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40" xml:id="id65" draw:id="id6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3" draw:text-style-name="P9" draw:layer="layout" draw:type="line" svg:x1="18.602cm" svg:y1="10.047cm" svg:x2="18.602cm" svg:y2="11.204cm" draw:start-shape="id55" draw:start-glue-point="2" draw:end-shape="id56" draw:end-glue-point="0" svg:d="M18602 10047v1157" svg:viewBox="0 0 1 1158">
          <text:p/>
        </draw:connector>
        <draw:custom-shape draw:style-name="gr159" draw:text-style-name="P51" xml:id="id58" draw:id="id58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1"><text:span text:style-name="T8">UMA/MBX</text:span></text:p>
            </text:list-header>
            <text:list-item>
              <text:p text:style-name="P31"><text:span text:style-name="T9">UMA Mailbox</text:span></text:p>
            </text:list-item>
            <text:list-item>
              <text:p text:style-name="P31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52" xml:id="id56" draw:id="id56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33" xml:id="id61" draw:id="id61" draw:layer="layout" svg:width="3.251cm" svg:height="1.535cm" svg:x="21.676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53" xml:id="id57" draw:id="id57" draw:layer="layout" svg:width="1.932cm" svg:height="1.889cm" svg:x="25.775cm" svg:y="11.03cm">
          <text:list text:style-name="L1">
            <text:list-header>
              <text:p text:style-name="P32"><text:span text:style-name="T16">Data</text:span></text:p>
              <text:p text:style-name="P32"><text:span text:style-name="T17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3" draw:text-style-name="P9" draw:layer="layout" draw:type="line" svg:x1="25.775cm" svg:y1="11.974cm" svg:x2="24.927cm" svg:y2="11.971cm" draw:start-shape="id57" draw:start-glue-point="8" draw:end-shape="id58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59" draw:start-glue-point="0" draw:end-shape="id60" draw:end-glue-point="2" svg:d="M6502 15004v-2265" svg:viewBox="0 0 1 2266">
          <text:p/>
        </draw:connector>
        <draw:connector draw:style-name="gr164" draw:text-style-name="P9" draw:layer="layout" draw:type="line" svg:x1="23.301cm" svg:y1="15.004cm" svg:x2="23.301cm" svg:y2="12.739cm" draw:start-shape="id61" draw:start-glue-point="0" draw:end-shape="id58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62" draw:start-glue-point="2" draw:end-shape="id63" draw:end-glue-point="0" svg:d="M11202 7442v1128" svg:viewBox="0 0 1 1129">
          <text:p/>
        </draw:connector>
        <draw:connector draw:style-name="gr123" draw:text-style-name="P9" draw:layer="layout" svg:x1="18.59cm" svg:y1="7.442cm" svg:x2="18.602cm" svg:y2="8.574cm" draw:start-shape="id64" draw:start-glue-point="2" draw:end-shape="id55" draw:end-glue-point="0" svg:d="M18590 7442v565h12v567" svg:viewBox="0 0 13 1133">
          <text:p/>
        </draw:connector>
        <draw:connector draw:style-name="gr49" draw:text-style-name="P9" draw:layer="layout" draw:line-skew="-0.264cm" svg:x1="11.202cm" svg:y1="5.969cm" svg:x2="18.59cm" svg:y2="5.969cm" draw:start-shape="id62" draw:start-glue-point="0" draw:end-shape="id64" draw:end-glue-point="0" svg:d="M11202 5969v-778h7388v778" svg:viewBox="0 0 7389 779">
          <text:p/>
        </draw:connector>
        <draw:connector draw:style-name="gr122" draw:text-style-name="P10" draw:layer="layout" svg:x1="11.202cm" svg:y1="10.043cm" svg:x2="11.202cm" svg:y2="11.204cm" draw:start-shape="id63" draw:start-glue-point="2" draw:end-shape="id65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65" draw:start-glue-point="3" draw:end-shape="id60" draw:end-glue-point="1" svg:d="M9577 11971h-1449" svg:viewBox="0 0 1450 1">
          <text:p/>
        </draw:connector>
        <draw:connector draw:style-name="gr123" draw:text-style-name="P9" draw:layer="layout" draw:type="line" svg:x1="20.228cm" svg:y1="11.971cm" svg:x2="21.676cm" svg:y2="11.971cm" draw:start-shape="id56" draw:start-glue-point="1" draw:end-shape="id58" draw:end-glue-point="3" svg:d="M20228 11971h1448" svg:viewBox="0 0 1449 1">
          <text:p/>
        </draw:connector>
        <draw:custom-shape draw:style-name="gr165" draw:text-style-name="P47" draw:layer="layout" svg:width="3.351cm" svg:height="1.023cm" svg:x="14.931cm" svg:y="12.378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6" draw:layer="layout" svg:width="1.497cm" svg:height="0.642cm" svg:x="8.099cm" svg:y="6.087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47" draw:layer="layout" svg:width="2.487cm" svg:height="0.642cm" svg:x="18.594cm" svg:y="10.208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0" draw:text-style-name="P47" draw:layer="layout" svg:width="1.408cm" svg:height="0.642cm" svg:x="20.179cm" svg:y="11.3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47" draw:layer="layout" svg:width="1.497cm" svg:height="0.642cm" svg:x="18.633cm" svg:y="7.6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36" draw:layer="layout" svg:width="1.408cm" svg:height="0.642cm" svg:x="6.479cm" svg:y="13.6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47" draw:layer="layout" svg:width="1.408cm" svg:height="0.642cm" svg:x="23.293cm" svg:y="13.61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36" draw:layer="layout" svg:width="3.093cm" svg:height="0.642cm" svg:x="4.932cm" svg:y="16.935cm">
          <text:list text:style-name="L1">
            <text:list-header>
              <text:p text:style-name="P35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5" draw:text-style-name="P47" draw:layer="layout" svg:width="2.907cm" svg:height="0.642cm" svg:x="21.928cm" svg:y="16.944cm">
          <text:list text:style-name="L1">
            <text:list-header>
              <text:p text:style-name="P45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6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8" draw:text-style-name="P9" draw:layer="layout" draw:line-skew="0.195cm" svg:x1="7.318cm" svg:y1="12.733cm" svg:x2="18.602cm" svg:y2="12.739cm" draw:start-shape="id60" draw:start-glue-point="5" draw:end-shape="id56" draw:end-glue-point="2" svg:d="M7318 12733v713h11284v-707" svg:viewBox="0 0 11285 714">
          <text:p/>
        </draw:connector>
        <draw:custom-shape draw:style-name="gr179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9" draw:text-style-name="P24" draw:layer="layout" svg:x1="6.502cm" svg:y1="11.204cm" svg:x2="6.502cm" svg:y2="7.445cm" draw:start-shape="id60" draw:start-glue-point="0" draw:end-shape="id66" draw:end-glue-point="2" svg:d="M6502 11204v-3759" svg:viewBox="0 0 1 3760">
          <text:p/>
        </draw:connector>
        <draw:connector draw:style-name="gr140" draw:text-style-name="P24" draw:layer="layout" svg:x1="8.128cm" svg:y1="6.708cm" svg:x2="9.577cm" svg:y2="6.705cm" draw:start-shape="id66" draw:start-glue-point="1" draw:end-shape="id62" draw:end-glue-point="3" svg:d="M8128 6708h724v-3h725" svg:viewBox="0 0 1450 4">
          <text:p/>
        </draw:connector>
        <draw:custom-shape draw:style-name="gr180" draw:text-style-name="P42" xml:id="id67" draw:id="id67" draw:layer="layout" svg:width="1.923cm" svg:height="1.872cm" svg:x="2.104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67" draw:start-glue-point="8" svg:d="M4027 11966l844 5" svg:viewBox="0 0 845 6">
          <text:p/>
        </draw:connector>
        <draw:connector draw:style-name="gr142" draw:text-style-name="P24" draw:layer="layout" svg:x1="21.676cm" svg:y1="6.708cm" svg:x2="20.216cm" svg:y2="6.705cm" draw:start-shape="id68" draw:start-glue-point="3" draw:end-shape="id64" draw:end-glue-point="1" svg:d="M21676 6708h-730v-3h-730" svg:viewBox="0 0 1461 4">
          <text:p/>
        </draw:connector>
        <draw:connector draw:style-name="gr143" draw:text-style-name="P24" draw:layer="layout" svg:x1="23.301cm" svg:y1="11.204cm" svg:x2="23.301cm" svg:y2="7.445cm" draw:start-shape="id58" draw:start-glue-point="0" draw:end-shape="id68" draw:end-glue-point="2" svg:d="M23301 11204v-3759" svg:viewBox="0 0 1 3760">
          <text:p/>
        </draw:connector>
        <draw:custom-shape draw:style-name="gr181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58" draw:start-glue-point="5" draw:end-shape="id65" draw:end-glue-point="2" svg:d="M22512 12739v1850h-11310v-1850" svg:viewBox="0 0 11311 1851">
          <text:p/>
        </draw:connector>
        <draw:custom-shape draw:style-name="gr182" draw:text-style-name="P47" draw:layer="layout" svg:width="3.351cm" svg:height="1.023cm" svg:x="14.945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3" draw:text-style-name="P36" draw:layer="layout" svg:width="1.408cm" svg:height="0.642cm" svg:x="6.476cm" svg:y="8.978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4" draw:text-style-name="P36" draw:layer="layout" svg:width="1.408cm" svg:height="0.642cm" svg:x="23.303cm" svg:y="8.972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85" draw:text-style-name="P33" xml:id="id76" draw:id="id76" draw:layer="layout" svg:width="3.251cm" svg:height="1.473cm" svg:x="9.577cm" svg:y="5.969cm">
          <text:list text:style-name="L1">
            <text:list-header>
              <text:p text:style-name="P31"><text:span text:style-name="T8">MTA</text:span></text:p>
            </text:list-header>
            <text:list-item>
              <text:p text:style-name="P32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33" xml:id="id77" draw:id="id7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4" xml:id="id78" draw:id="id78" draw:layer="layout" svg:width="3.251cm" svg:height="1.473cm" svg:x="16.964cm" svg:y="5.969cm">
          <text:list text:style-name="L1">
            <text:list-header>
              <text:p text:style-name="P29"><text:span text:style-name="T5">MTA</text:span></text:p>
            </text:list-header>
            <text:list-item>
              <text:p text:style-name="P29"><text:span text:style-name="T6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88" draw:text-style-name="P47" draw:layer="layout" svg:width="4.007cm" svg:height="1.023cm" svg:x="14.917cm" svg:y="4.154cm">
          <text:list text:style-name="L1">
            <text:list-header>
              <text:p text:style-name="P45"><text:span text:style-name="T13">SMTP push</text:span></text:p>
            </text:list-header>
            <text:list-item>
              <text:p text:style-name="P45"><text:span text:style-name="T13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9" draw:text-style-name="P34" xml:id="id69" draw:id="id69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9"><text:span text:style-name="T5">Email/MBX</text:span></text:p>
            </text:list-header>
            <text:list-item>
              <text:p text:style-name="P29"><text:span text:style-name="T6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38" xml:id="id80" draw:id="id80" draw:layer="layout" svg:width="3.251cm" svg:height="1.473cm" svg:x="4.877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38" xml:id="id82" draw:id="id82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51" xml:id="id74" draw:id="id74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1"><text:span text:style-name="T8">UMA/MBX</text:span></text:p>
            </text:list-header>
            <text:list-item>
              <text:p text:style-name="P31"><text:span text:style-name="T9">UMA Mailbox</text:span></text:p>
            </text:list-item>
            <text:list-item>
              <text:p text:style-name="P31"><text:span text:style-name="T11">(Resource Server</text:span><text:span text:style-name="T9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33" xml:id="id73" draw:id="id73" draw:layer="layout" svg:width="3.251cm" svg:height="1.535cm" svg:x="4.877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40" xml:id="id79" draw:id="id7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69" draw:start-glue-point="2" draw:end-shape="id70" draw:end-glue-point="0" svg:d="M18602 10047v1157" svg:viewBox="0 0 1 1158">
          <text:p/>
        </draw:connector>
        <draw:custom-shape draw:style-name="gr195" draw:text-style-name="P51" xml:id="id72" draw:id="id72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1"><text:span text:style-name="T8">UMA/MBX</text:span></text:p>
            </text:list-header>
            <text:list-item>
              <text:p text:style-name="P31"><text:span text:style-name="T9">UMA Mailbox</text:span></text:p>
            </text:list-item>
            <text:list-item>
              <text:p text:style-name="P31"><text:span text:style-name="T9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41" xml:id="id70" draw:id="id70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9"><text:span text:style-name="T5">UMA/MRA</text:span></text:p>
            </text:list-header>
            <text:list-item>
              <text:p text:style-name="P29"><text:span text:style-name="T6">Mail Retrieval Agent</text:span></text:p>
            </text:list-item>
            <text:list-item>
              <text:p text:style-name="P29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33" xml:id="id75" draw:id="id75" draw:layer="layout" svg:width="3.251cm" svg:height="1.535cm" svg:x="21.676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53" xml:id="id71" draw:id="id71" draw:layer="layout" svg:width="1.932cm" svg:height="1.889cm" svg:x="25.775cm" svg:y="11.03cm">
          <text:list text:style-name="L1">
            <text:list-header>
              <text:p text:style-name="P32"><text:span text:style-name="T16">Data</text:span></text:p>
              <text:p text:style-name="P32"><text:span text:style-name="T17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3" draw:text-style-name="P9" draw:layer="layout" draw:type="line" svg:x1="25.775cm" svg:y1="11.974cm" svg:x2="24.927cm" svg:y2="11.971cm" draw:start-shape="id71" draw:start-glue-point="8" draw:end-shape="id72" draw:end-glue-point="1" svg:d="M25775 11974l-848-3" svg:viewBox="0 0 849 4">
          <text:p/>
        </draw:connector>
        <draw:connector draw:style-name="gr199" draw:text-style-name="P9" draw:layer="layout" draw:type="line" svg:x1="6.502cm" svg:y1="15.004cm" svg:x2="6.502cm" svg:y2="12.739cm" draw:start-shape="id73" draw:start-glue-point="0" draw:end-shape="id74" draw:end-glue-point="2" svg:d="M6502 15004v-2265" svg:viewBox="0 0 1 2266">
          <text:p/>
        </draw:connector>
        <draw:connector draw:style-name="gr164" draw:text-style-name="P9" draw:layer="layout" draw:type="line" svg:x1="23.301cm" svg:y1="15.004cm" svg:x2="23.301cm" svg:y2="12.739cm" draw:start-shape="id75" draw:start-glue-point="0" draw:end-shape="id72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76" draw:start-glue-point="2" draw:end-shape="id77" draw:end-glue-point="0" svg:d="M11202 7442v1128" svg:viewBox="0 0 1 1129">
          <text:p/>
        </draw:connector>
        <draw:connector draw:style-name="gr116" draw:text-style-name="P9" draw:layer="layout" svg:x1="18.59cm" svg:y1="7.442cm" svg:x2="18.602cm" svg:y2="8.574cm" draw:start-shape="id78" draw:start-glue-point="2" draw:end-shape="id69" draw:end-glue-point="0" svg:d="M18590 7442v565h12v567" svg:viewBox="0 0 13 1133">
          <text:p/>
        </draw:connector>
        <draw:connector draw:style-name="gr199" draw:text-style-name="P9" draw:layer="layout" draw:line-skew="-0.264cm" svg:x1="11.202cm" svg:y1="5.969cm" svg:x2="18.59cm" svg:y2="5.969cm" draw:start-shape="id76" draw:start-glue-point="0" draw:end-shape="id78" draw:end-glue-point="0" svg:d="M11202 5969v-778h7388v778" svg:viewBox="0 0 7389 779">
          <text:p/>
        </draw:connector>
        <draw:connector draw:style-name="gr122" draw:text-style-name="P10" draw:layer="layout" svg:x1="11.202cm" svg:y1="10.043cm" svg:x2="11.202cm" svg:y2="11.204cm" draw:start-shape="id77" draw:start-glue-point="2" draw:end-shape="id79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79" draw:start-glue-point="3" draw:end-shape="id74" draw:end-glue-point="1" svg:d="M9577 11971h-1449" svg:viewBox="0 0 1450 1">
          <text:p/>
        </draw:connector>
        <draw:connector draw:style-name="gr123" draw:text-style-name="P9" draw:layer="layout" draw:type="line" svg:x1="20.228cm" svg:y1="11.971cm" svg:x2="21.676cm" svg:y2="11.971cm" draw:start-shape="id70" draw:start-glue-point="1" draw:end-shape="id72" draw:end-glue-point="3" svg:d="M20228 11971h1448" svg:viewBox="0 0 1449 1">
          <text:p/>
        </draw:connector>
        <draw:custom-shape draw:style-name="gr200" draw:text-style-name="P47" draw:layer="layout" svg:width="3.351cm" svg:height="1.023cm" svg:x="14.931cm" svg:y="12.378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7" draw:layer="layout" svg:width="1.497cm" svg:height="0.642cm" svg:x="8.099cm" svg:y="6.087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36" draw:layer="layout" svg:width="2.487cm" svg:height="0.642cm" svg:x="18.594cm" svg:y="10.208cm">
          <text:list text:style-name="L1">
            <text:list-header>
              <text:p text:style-name="P35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4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5" draw:text-style-name="P47" draw:layer="layout" svg:width="1.408cm" svg:height="0.642cm" svg:x="20.179cm" svg:y="11.3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36" draw:layer="layout" svg:width="1.497cm" svg:height="0.642cm" svg:x="18.633cm" svg:y="7.65cm">
          <text:list text:style-name="L1">
            <text:list-header>
              <text:p text:style-name="P35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47" draw:layer="layout" svg:width="1.408cm" svg:height="0.642cm" svg:x="6.479cm" svg:y="13.6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8" draw:text-style-name="P47" draw:layer="layout" svg:width="1.408cm" svg:height="0.642cm" svg:x="23.293cm" svg:y="13.61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47" draw:layer="layout" svg:width="3.093cm" svg:height="0.642cm" svg:x="4.932cm" svg:y="16.935cm">
          <text:list text:style-name="L1">
            <text:list-header>
              <text:p text:style-name="P45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0" draw:text-style-name="P47" draw:layer="layout" svg:width="2.907cm" svg:height="0.642cm" svg:x="21.928cm" svg:y="16.944cm">
          <text:list text:style-name="L1">
            <text:list-header>
              <text:p text:style-name="P45"><text:span text:style-name="T13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1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78" draw:text-style-name="P9" draw:layer="layout" draw:line-skew="0.195cm" svg:x1="7.318cm" svg:y1="12.733cm" svg:x2="18.602cm" svg:y2="12.739cm" draw:start-shape="id74" draw:start-glue-point="5" draw:end-shape="id70" draw:end-glue-point="2" svg:d="M7318 12733v713h11284v-707" svg:viewBox="0 0 11285 714">
          <text:p/>
        </draw:connector>
        <draw:custom-shape draw:style-name="gr213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4" draw:text-style-name="P24" draw:layer="layout" svg:x1="6.502cm" svg:y1="11.204cm" svg:x2="6.502cm" svg:y2="7.445cm" draw:start-shape="id74" draw:start-glue-point="0" draw:end-shape="id80" draw:end-glue-point="2" svg:d="M6502 11204v-3759" svg:viewBox="0 0 1 3760">
          <text:p/>
        </draw:connector>
        <draw:connector draw:style-name="gr215" draw:text-style-name="P24" draw:layer="layout" svg:x1="8.128cm" svg:y1="6.708cm" svg:x2="9.577cm" svg:y2="6.705cm" draw:start-shape="id80" draw:start-glue-point="1" draw:end-shape="id76" draw:end-glue-point="3" svg:d="M8128 6708h724v-3h725" svg:viewBox="0 0 1450 4">
          <text:p/>
        </draw:connector>
        <draw:custom-shape draw:style-name="gr216" draw:text-style-name="P53" xml:id="id81" draw:id="id81" draw:layer="layout" svg:width="1.923cm" svg:height="1.872cm" svg:x="2.104cm" svg:y="11.03cm">
          <text:list text:style-name="L1">
            <text:list-header>
              <text:p text:style-name="P32"><text:span text:style-name="T16">Data</text:span></text:p>
              <text:p text:style-name="P32"><text:span text:style-name="T17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63" draw:text-style-name="P9" draw:layer="layout" draw:type="line" svg:x1="4.027cm" svg:y1="11.966cm" svg:x2="4.871cm" svg:y2="11.971cm" draw:start-shape="id81" draw:start-glue-point="8" svg:d="M4027 11966l844 5" svg:viewBox="0 0 845 6">
          <text:p/>
        </draw:connector>
        <draw:connector draw:style-name="gr142" draw:text-style-name="P24" draw:layer="layout" svg:x1="21.676cm" svg:y1="6.708cm" svg:x2="20.216cm" svg:y2="6.705cm" draw:start-shape="id82" draw:start-glue-point="3" draw:end-shape="id78" draw:end-glue-point="1" svg:d="M21676 6708h-730v-3h-730" svg:viewBox="0 0 1461 4">
          <text:p/>
        </draw:connector>
        <draw:connector draw:style-name="gr143" draw:text-style-name="P24" draw:layer="layout" svg:x1="23.301cm" svg:y1="11.204cm" svg:x2="23.301cm" svg:y2="7.445cm" draw:start-shape="id72" draw:start-glue-point="0" draw:end-shape="id82" draw:end-glue-point="2" svg:d="M23301 11204v-3759" svg:viewBox="0 0 1 3760">
          <text:p/>
        </draw:connector>
        <draw:custom-shape draw:style-name="gr217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72" draw:start-glue-point="5" draw:end-shape="id79" draw:end-glue-point="2" svg:d="M22512 12739v1850h-11310v-1850" svg:viewBox="0 0 11311 1851">
          <text:p/>
        </draw:connector>
        <draw:custom-shape draw:style-name="gr218" draw:text-style-name="P47" draw:layer="layout" svg:width="3.351cm" svg:height="1.023cm" svg:x="14.945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9" draw:text-style-name="P47" draw:layer="layout" svg:width="1.408cm" svg:height="0.642cm" svg:x="6.475cm" svg:y="8.97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0" draw:text-style-name="P36" draw:layer="layout" svg:width="1.408cm" svg:height="0.642cm" svg:x="23.289cm" svg:y="8.96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21" draw:text-style-name="P33" xml:id="id90" draw:id="id90" draw:layer="layout" svg:width="3.251cm" svg:height="1.473cm" svg:x="9.577cm" svg:y="5.969cm">
          <text:list text:style-name="L1">
            <text:list-header>
              <text:p text:style-name="P31"><text:span text:style-name="T8">MTA</text:span></text:p>
            </text:list-header>
            <text:list-item>
              <text:p text:style-name="P32"><text:span text:style-name="T9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33" xml:id="id91" draw:id="id9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1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50" xml:id="id92" draw:id="id92" draw:layer="layout" svg:width="3.251cm" svg:height="1.473cm" svg:x="16.964cm" svg:y="5.969cm">
          <text:list text:style-name="L1">
            <text:list-header>
              <text:p text:style-name="P32"><text:span text:style-name="T8">MTA</text:span></text:p>
            </text:list-header>
            <text:list-item>
              <text:p text:style-name="P32"><text:span text:style-name="T9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24" draw:text-style-name="P47" draw:layer="layout" svg:width="4.007cm" svg:height="1.023cm" svg:x="14.917cm" svg:y="4.154cm">
          <text:list text:style-name="L1">
            <text:list-header>
              <text:p text:style-name="P45"><text:span text:style-name="T13">SMTP push</text:span></text:p>
            </text:list-header>
            <text:list-item>
              <text:p text:style-name="P45"><text:span text:style-name="T13">authorization email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50" xml:id="id83" draw:id="id83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2"><text:span text:style-name="T8">Email/MBX</text:span></text:p>
            </text:list-header>
            <text:list-item>
              <text:p text:style-name="P32"><text:span text:style-name="T9">Email Mailbox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38" xml:id="id94" draw:id="id94" draw:layer="layout" svg:width="3.251cm" svg:height="1.473cm" svg:x="4.877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38" xml:id="id96" draw:id="id96" draw:layer="layout" svg:width="3.251cm" svg:height="1.473cm" svg:x="21.676cm" svg:y="5.972cm">
          <text:list text:style-name="L1">
            <text:list-header>
              <text:p text:style-name="P32"><text:span text:style-name="T8">UMA/AS</text:span></text:p>
            </text:list-header>
            <text:list-item>
              <text:p text:style-name="P32"><text:span text:style-name="T9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8" draw:text-style-name="P39" xml:id="id88" draw:id="id88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10">(Resource Server</text:span><text:span text:style-name="T6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9" draw:text-style-name="P33" xml:id="id87" draw:id="id87" draw:layer="layout" svg:width="3.251cm" svg:height="1.535cm" svg:x="4.877cm" svg:y="15.004cm">
          <text:list text:style-name="L1">
            <text:list-header>
              <text:p text:style-name="P31"><text:span text:style-name="T8">Email App</text:span></text:p>
            </text:list-header>
            <text:list-item>
              <text:p text:style-name="P31"><text:span text:style-name="T9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40" xml:id="id93" draw:id="id9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2"><text:span text:style-name="T8">UMA/MRA</text:span></text:p>
            </text:list-header>
            <text:list-item>
              <text:p text:style-name="P32"><text:span text:style-name="T9">Mail Retrieval Agent</text:span></text:p>
            </text:list-item>
            <text:list-item>
              <text:p text:style-name="P32"><text:span text:style-name="T11">(</text:span><text:span text:style-name="T9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3" draw:text-style-name="P9" draw:layer="layout" draw:type="line" svg:x1="18.602cm" svg:y1="10.047cm" svg:x2="18.602cm" svg:y2="11.204cm" draw:start-shape="id83" draw:start-glue-point="2" draw:end-shape="id84" draw:end-glue-point="0" svg:d="M18602 10047v1157" svg:viewBox="0 0 1 1158">
          <text:p/>
        </draw:connector>
        <draw:custom-shape draw:style-name="gr231" draw:text-style-name="P39" xml:id="id86" draw:id="id86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8"><text:span text:style-name="T5">UMA/MBX</text:span></text:p>
            </text:list-header>
            <text:list-item>
              <text:p text:style-name="P28"><text:span text:style-name="T6">UMA Mailbox</text:span></text:p>
            </text:list-item>
            <text:list-item>
              <text:p text:style-name="P28"><text:span text:style-name="T6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41" xml:id="id84" draw:id="id84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9"><text:span text:style-name="T5">UMA/MRA</text:span></text:p>
            </text:list-header>
            <text:list-item>
              <text:p text:style-name="P29"><text:span text:style-name="T6">Mail Retrieval Agent</text:span></text:p>
            </text:list-item>
            <text:list-item>
              <text:p text:style-name="P29"><text:span text:style-name="T10">(</text:span><text:span text:style-name="T6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30" xml:id="id89" draw:id="id89" draw:layer="layout" svg:width="3.251cm" svg:height="1.535cm" svg:x="21.676cm" svg:y="15.004cm">
          <text:list text:style-name="L1">
            <text:list-header>
              <text:p text:style-name="P28"><text:span text:style-name="T5">Email App</text:span></text:p>
            </text:list-header>
            <text:list-item>
              <text:p text:style-name="P28"><text:span text:style-name="T6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42" xml:id="id85" draw:id="id85" draw:layer="layout" svg:width="1.932cm" svg:height="1.889cm" svg:x="25.775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25.775cm" svg:y1="11.974cm" svg:x2="24.927cm" svg:y2="11.971cm" draw:start-shape="id85" draw:start-glue-point="8" draw:end-shape="id86" draw:end-glue-point="1" svg:d="M25775 11974l-848-3" svg:viewBox="0 0 849 4">
          <text:p/>
        </draw:connector>
        <draw:connector draw:style-name="gr199" draw:text-style-name="P9" draw:layer="layout" draw:type="line" svg:x1="6.502cm" svg:y1="15.004cm" svg:x2="6.502cm" svg:y2="12.739cm" draw:start-shape="id87" draw:start-glue-point="0" draw:end-shape="id88" draw:end-glue-point="2" svg:d="M6502 15004v-2265" svg:viewBox="0 0 1 2266">
          <text:p/>
        </draw:connector>
        <draw:connector draw:style-name="gr121" draw:text-style-name="P9" draw:layer="layout" draw:type="line" svg:x1="23.301cm" svg:y1="15.004cm" svg:x2="23.301cm" svg:y2="12.739cm" draw:start-shape="id89" draw:start-glue-point="0" draw:end-shape="id86" draw:end-glue-point="2" svg:d="M23301 15004v-2265" svg:viewBox="0 0 1 2266">
          <text:p/>
        </draw:connector>
        <draw:connector draw:style-name="gr122" draw:text-style-name="P10" draw:layer="layout" svg:x1="11.202cm" svg:y1="7.442cm" svg:x2="11.202cm" svg:y2="8.57cm" draw:start-shape="id90" draw:start-glue-point="2" draw:end-shape="id91" draw:end-glue-point="0" svg:d="M11202 7442v1128" svg:viewBox="0 0 1 1129">
          <text:p/>
        </draw:connector>
        <draw:connector draw:style-name="gr123" draw:text-style-name="P9" draw:layer="layout" svg:x1="18.59cm" svg:y1="7.442cm" svg:x2="18.602cm" svg:y2="8.574cm" draw:start-shape="id92" draw:start-glue-point="2" draw:end-shape="id83" draw:end-glue-point="0" svg:d="M18590 7442v565h12v567" svg:viewBox="0 0 13 1133">
          <text:p/>
        </draw:connector>
        <draw:connector draw:style-name="gr199" draw:text-style-name="P9" draw:layer="layout" draw:line-skew="-0.264cm" svg:x1="11.202cm" svg:y1="5.969cm" svg:x2="18.59cm" svg:y2="5.969cm" draw:start-shape="id90" draw:start-glue-point="0" draw:end-shape="id92" draw:end-glue-point="0" svg:d="M11202 5969v-778h7388v778" svg:viewBox="0 0 7389 779">
          <text:p/>
        </draw:connector>
        <draw:connector draw:style-name="gr122" draw:text-style-name="P10" draw:layer="layout" svg:x1="11.202cm" svg:y1="10.043cm" svg:x2="11.202cm" svg:y2="11.204cm" draw:start-shape="id91" draw:start-glue-point="2" draw:end-shape="id93" draw:end-glue-point="0" svg:d="M11202 10043v1161" svg:viewBox="0 0 1 1162">
          <text:p/>
        </draw:connector>
        <draw:connector draw:style-name="gr123" draw:text-style-name="P9" draw:layer="layout" draw:type="line" svg:x1="9.577cm" svg:y1="11.971cm" svg:x2="8.128cm" svg:y2="11.971cm" draw:start-shape="id93" draw:start-glue-point="3" draw:end-shape="id88" draw:end-glue-point="1" svg:d="M9577 11971h-1449" svg:viewBox="0 0 1450 1">
          <text:p/>
        </draw:connector>
        <draw:connector draw:style-name="gr116" draw:text-style-name="P9" draw:layer="layout" draw:type="line" svg:x1="20.228cm" svg:y1="11.971cm" svg:x2="21.676cm" svg:y2="11.971cm" draw:start-shape="id84" draw:start-glue-point="1" draw:end-shape="id86" draw:end-glue-point="3" svg:d="M20228 11971h1448" svg:viewBox="0 0 1449 1">
          <text:p/>
        </draw:connector>
        <draw:custom-shape draw:style-name="gr235" draw:text-style-name="P44" draw:layer="layout" svg:width="3.351cm" svg:height="1.023cm" svg:x="14.93cm" svg:y="12.378cm">
          <text:list text:style-name="L1">
            <text:list-header>
              <text:p text:style-name="P43"><text:span text:style-name="T2">REST pull</text:span></text:p>
            </text:list-header>
            <text:list-item>
              <text:p text:style-name="P43"><text:span text:style-name="T2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47" draw:layer="layout" svg:width="1.497cm" svg:height="0.642cm" svg:x="8.099cm" svg:y="6.087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46" draw:layer="layout" svg:width="2.487cm" svg:height="0.642cm" svg:x="11.191cm" svg:y="10.196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47" draw:layer="layout" svg:width="2.487cm" svg:height="0.642cm" svg:x="18.594cm" svg:y="10.208cm">
          <text:list text:style-name="L1">
            <text:list-header>
              <text:p text:style-name="P45"><text:span text:style-name="T13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46" draw:layer="layout" svg:width="1.408cm" svg:height="0.642cm" svg:x="8.165cm" svg:y="11.29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36" draw:layer="layout" svg:width="1.408cm" svg:height="0.642cm" svg:x="20.179cm" svg:y="11.302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47" draw:layer="layout" svg:width="1.497cm" svg:height="0.642cm" svg:x="18.633cm" svg:y="7.6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47" draw:layer="layout" svg:width="1.408cm" svg:height="0.642cm" svg:x="6.479cm" svg:y="13.602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36" draw:layer="layout" svg:width="1.408cm" svg:height="0.642cm" svg:x="23.293cm" svg:y="13.614cm">
          <text:list text:style-name="L1">
            <text:list-header>
              <text:p text:style-name="P35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47" draw:layer="layout" svg:width="3.093cm" svg:height="0.642cm" svg:x="4.932cm" svg:y="16.935cm">
          <text:list text:style-name="L1">
            <text:list-header>
              <text:p text:style-name="P45"><text:span text:style-name="T13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36" draw:layer="layout" svg:width="2.907cm" svg:height="0.642cm" svg:x="21.928cm" svg:y="16.944cm">
          <text:list text:style-name="L1">
            <text:list-header>
              <text:p text:style-name="P35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6" draw:text-style-name="P36" draw:layer="layout" svg:width="1.937cm" svg:height="0.642cm" svg:x="5.505cm" svg:y="3.169cm">
          <text:list text:style-name="L1">
            <text:list-header>
              <text:p text:style-name="P35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7" draw:text-style-name="P36" draw:layer="layout" svg:width="1.912cm" svg:height="0.642cm" svg:x="22.312cm" svg:y="3.21cm">
          <text:list text:style-name="L1">
            <text:list-header>
              <text:p text:style-name="P35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37" draw:text-style-name="P9" draw:layer="layout" draw:line-skew="0.195cm" svg:x1="7.318cm" svg:y1="12.733cm" svg:x2="18.602cm" svg:y2="12.739cm" draw:start-shape="id88" draw:start-glue-point="5" draw:end-shape="id84" draw:end-glue-point="2" svg:d="M7318 12733v713h11284v-707" svg:viewBox="0 0 11285 714">
          <text:p/>
        </draw:connector>
        <draw:custom-shape draw:style-name="gr248" draw:text-style-name="P47" draw:layer="layout" svg:width="1.497cm" svg:height="0.642cm" svg:x="11.17cm" svg:y="7.645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4" draw:text-style-name="P24" draw:layer="layout" svg:x1="6.502cm" svg:y1="11.204cm" svg:x2="6.502cm" svg:y2="7.445cm" draw:start-shape="id88" draw:start-glue-point="0" draw:end-shape="id94" draw:end-glue-point="2" svg:d="M6502 11204v-3759" svg:viewBox="0 0 1 3760">
          <text:p/>
        </draw:connector>
        <draw:connector draw:style-name="gr215" draw:text-style-name="P24" draw:layer="layout" svg:x1="8.128cm" svg:y1="6.708cm" svg:x2="9.577cm" svg:y2="6.705cm" draw:start-shape="id94" draw:start-glue-point="1" draw:end-shape="id90" draw:end-glue-point="3" svg:d="M8128 6708h724v-3h725" svg:viewBox="0 0 1450 4">
          <text:p/>
        </draw:connector>
        <draw:custom-shape draw:style-name="gr249" draw:text-style-name="P42" xml:id="id95" draw:id="id95" draw:layer="layout" svg:width="1.923cm" svg:height="1.872cm" svg:x="2.104cm" svg:y="11.03cm">
          <text:list text:style-name="L1">
            <text:list-header>
              <text:p text:style-name="P29"><text:span text:style-name="T3">Data</text:span></text:p>
              <text:p text:style-name="P29"><text:span text:style-name="T12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27cm" svg:y1="11.966cm" svg:x2="4.871cm" svg:y2="11.971cm" draw:start-shape="id95" draw:start-glue-point="8" svg:d="M4027 11966l844 5" svg:viewBox="0 0 845 6">
          <text:p/>
        </draw:connector>
        <draw:connector draw:style-name="gr142" draw:text-style-name="P24" draw:layer="layout" svg:x1="21.676cm" svg:y1="6.708cm" svg:x2="20.216cm" svg:y2="6.705cm" draw:start-shape="id96" draw:start-glue-point="3" draw:end-shape="id92" draw:end-glue-point="1" svg:d="M21676 6708h-730v-3h-730" svg:viewBox="0 0 1461 4">
          <text:p/>
        </draw:connector>
        <draw:connector draw:style-name="gr143" draw:text-style-name="P24" draw:layer="layout" svg:x1="23.301cm" svg:y1="11.204cm" svg:x2="23.301cm" svg:y2="7.445cm" draw:start-shape="id86" draw:start-glue-point="0" draw:end-shape="id96" draw:end-glue-point="2" svg:d="M23301 11204v-3759" svg:viewBox="0 0 1 3760">
          <text:p/>
        </draw:connector>
        <draw:custom-shape draw:style-name="gr250" draw:text-style-name="P47" draw:layer="layout" svg:width="1.497cm" svg:height="0.642cm" svg:x="20.237cm" svg:y="6.062cm">
          <text:list text:style-name="L1">
            <text:list-header>
              <text:p text:style-name="P45"><text:span text:style-name="T13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5" draw:text-style-name="P24" draw:layer="layout" draw:line-skew="1.338cm" svg:x1="22.512cm" svg:y1="12.739cm" svg:x2="11.202cm" svg:y2="12.739cm" draw:start-shape="id86" draw:start-glue-point="5" draw:end-shape="id93" draw:end-glue-point="2" svg:d="M22512 12739v1850h-11310v-1850" svg:viewBox="0 0 11311 1851">
          <text:p/>
        </draw:connector>
        <draw:custom-shape draw:style-name="gr251" draw:text-style-name="P47" draw:layer="layout" svg:width="3.351cm" svg:height="1.023cm" svg:x="14.945cm" svg:y="13.603cm">
          <text:list text:style-name="L1">
            <text:list-header>
              <text:p text:style-name="P45"><text:span text:style-name="T13">REST pull</text:span></text:p>
            </text:list-header>
            <text:list-item>
              <text:p text:style-name="P45"><text:span text:style-name="T13">email resources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2" draw:text-style-name="P47" draw:layer="layout" svg:width="1.408cm" svg:height="0.642cm" svg:x="6.475cm" svg:y="8.974cm">
          <text:list text:style-name="L1">
            <text:list-header>
              <text:p text:style-name="P4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3" draw:text-style-name="P36" draw:layer="layout" svg:width="1.408cm" svg:height="0.642cm" svg:x="23.289cm" svg:y="8.96cm">
          <text:list text:style-name="L1">
            <text:list-header>
              <text:p text:style-name="P35"><text:span text:style-name="T13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42" draw:display-name="Gradient 42" draw:style="linear" draw:start-color="#f7d1d5" draw:end-color="#b4c7dc" draw:start-intensity="100%" draw:end-intensity="100%" draw:angle="89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22T11:32:16.585397471</dc:date>
    <dc:creator>Igor Zboran</dc:creator>
    <meta:editing-duration>P5DT5H24M55S</meta:editing-duration>
    <meta:editing-cycles>366</meta:editing-cycles>
    <meta:generator>LibreOffice/7.1.1.2$Linux_X86_64 LibreOffice_project/dd797d330b34196606d0870aaa694e9504402ca1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37"/>
  </office:meta>
</office:document-meta>
</file>